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6pt" style:font-size-asian="16pt" style:font-size-complex="16pt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înes Youtube intéressantes</text:p>
      <text:p text:style-name="Standard"/>
      <text:h text:style-name="Heading_20_1" text:outline-level="1">Liens vers des doc intéressants</text:h>
      <text:h text:style-name="Heading_20_2" text:outline-level="2">Six GitHub Repos For Instant Knowledge Boost</text:h>
      <text:p text:style-name="Standard">C'est un article dans dev.to</text:p>
      <text:p text:style-name="Standard"><text:a xlink:type="simple" xlink:href="https://dev.to/mfarajewicz/6-github-repos-for-instant-knowledge-boost-3mo0" text:style-name="Internet_20_link" text:visited-style-name="Visited_20_Internet_20_Link">https://dev.to/mfarajewicz/6-github-repos-for-instant-knowledge-boost-3mo0</text:a></text:p>
      <text:p text:style-name="Standard"/>
      <text:p text:style-name="Standard">J'ai chopé le lien à cause d'une vidéo des frères codeurs</text:p>
      <text:p text:style-name="Standard"><text:a xlink:type="simple" xlink:href="https://www.youtube.com/watch?v=BngFlRZWJsY" text:style-name="Internet_20_link" text:visited-style-name="Visited_20_Internet_20_Link">https://www.youtube.com/watch?v=BngFlRZWJsY</text:a></text:p>
      <text:p text:style-name="Standard"/>
      <text:p text:style-name="Standard">-Conseils pour être un ingénieur efficace : excellent </text:p>
      <text:p text:style-name="Standard">-</text:p>
      <text:p text:style-name="Standard"/>
      <text:p text:style-name="Standard"/>
      <text:h text:style-name="Heading_20_1" text:outline-level="1">Earth lab</text:h>
      <text:p text:style-name="Standard"><text:a xlink:type="simple" xlink:href="https://www.earthdatascience.org/courses/" text:style-name="Internet_20_link" text:visited-style-name="Visited_20_Internet_20_Link">https://www.earthdatascience.org/courses/</text:a></text:p>
      <text:p text:style-name="Standard">Un cours de Datascience complet orienté science de la terre. </text:p>
      <text:p text:style-name="Standard"/>
      <text:p text:style-name="Standard">Le cours par exemple sur Matplotlib est très bien fait. Enfin un truc qui explique tout dans le détail.</text:p>
      <text:p text:style-name="Standard"/>
      <text:p text:style-name="Standard">Ce site a été proposé par la chaîne YT 'Python programmer'</text:p>
      <text:p text:style-name="Standard"/>
      <text:h text:style-name="Heading_20_1" text:outline-level="1">ProgrammingKnowledge</text:h>
      <text:p text:style-name="Standard"><text:a xlink:type="simple" xlink:href="https://www.youtube.com/c/ProgrammingKnowledge/playlists" text:style-name="Internet_20_link" text:visited-style-name="Visited_20_Internet_20_Link">https://www.youtube.com/c/ProgrammingKnowledge/playlists</text:a></text:p>
      <text:p text:style-name="Standard"/>
      <text:p text:style-name="Standard">C'est une chaîne multi présentateurs, très vaste</text:p>
      <text:p text:style-name="Standard">Elle aborde un nombre incroyable de sujets :</text:p>
      <text:list xml:id="list3222137031898585438" text:style-name="L1">
        <text:list-item>
          <text:p text:style-name="P2">Flask</text:p>
        </text:list-item>
        <text:list-item>
          <text:p text:style-name="P2">React Native</text:p>
        </text:list-item>
        <text:list-item>
          <text:p text:style-name="P2">Vue 3</text:p>
        </text:list-item>
        <text:list-item>
          <text:p text:style-name="P2">...</text:p>
        </text:list-item>
      </text:list>
      <text:p text:style-name="Standard"/>
      <text:p text:style-name="Standard">Exemple : ReactNative</text:p>
      <text:p text:style-name="Standard"><text:a xlink:type="simple" xlink:href="https://www.youtube.com/results?search_query=+ProgrammingKnowledge+reactnative" text:style-name="Internet_20_link" text:visited-style-name="Visited_20_Internet_20_Link">https://www.youtube.com/results?search_query=+ProgrammingKnowledge+reactnative</text:a></text:p>
      <text:p text:style-name="Standard"/>
      <text:p text:style-name="Standard"/>
      <text:h text:style-name="Heading_20_1" text:outline-level="1">ML News and more</text:h>
      <text:p text:style-name="Standard">https://www.youtube.com/c/YannicKilcher</text:p>
      <text:p text:style-name="Standard"/>
      <text:h text:style-name="Heading_20_1" text:outline-level="1"><text:soft-page-break/>AltexSoft</text:h>
      <text:p text:style-name="Standard"><text:a xlink:type="simple" xlink:href="https://www.youtube.com/c/AltexSoft/videos" text:style-name="Internet_20_link" text:visited-style-name="Visited_20_Internet_20_Link">https://www.youtube.com/c/AltexSoft/videos</text:a></text:p>
      <text:p text:style-name="Standard">Ca doit être une SSII. Ca traite d'IA, de DevOps, ...</text:p>
      <text:p text:style-name="Standard">J'ai découvert cette chaîne grace à cette vidéo sur la préparation des données, vidéo très pro</text:p>
      <text:p text:style-name="Standard"><text:a xlink:type="simple" xlink:href="https://www.youtube.com/watch?v=P8ERBy91Y90" text:style-name="Internet_20_link" text:visited-style-name="Visited_20_Internet_20_Link">https://www.youtube.com/watch?v=P8ERBy91Y90</text:a></text:p>
      <text:p text:style-name="Standard"/>
      <text:p text:style-name="Standard"/>
      <text:h text:style-name="Heading_20_1" text:outline-level="1">Kynapse</text:h>
      <text:p text:style-name="Standard"><text:a xlink:type="simple" xlink:href="https://www.youtube.com/channel/UCVlVil53MMOprKKpRtBH-RQ/videos" text:style-name="Internet_20_link" text:visited-style-name="Visited_20_Internet_20_Link">https://www.youtube.com/channel/UCVlVil53MMOprKKpRtBH-RQ/videos</text:a></text:p>
      <text:p text:style-name="Standard">Divers sujets intéressants. C'est une entreprise</text:p>
      <text:p text:style-name="Standard"/>
      <text:p text:style-name="Standard">Comment éviter qu'une bande de copains ne se transforme en meute de crétins</text:p>
      <text:p text:style-name="Standard"/>
      <text:h text:style-name="Heading_20_1" text:outline-level="1">Formasys</text:h>
      <text:p text:style-name="Standard"><text:a xlink:type="simple" xlink:href="https://www.youtube.com/channel/UCiDy_8ig36GuMQ1FCYIv_6w/videos" text:style-name="Internet_20_link" text:visited-style-name="Visited_20_Internet_20_Link">https://www.youtube.com/channel/UCiDy_8ig36GuMQ1FCYIv_6w/videos</text:a></text:p>
      <text:p text:style-name="Standard"/>
      <text:p text:style-name="Standard"/>
      <text:h text:style-name="Heading_20_1" text:outline-level="1">Finances : Fervent</text:h>
      <text:p text:style-name="Standard"><text:a xlink:type="simple" xlink:href="https://www.youtube.com/channel/UC8k7fvg4mjuSZRlZOePZy8Q/videos" text:style-name="Internet_20_link" text:visited-style-name="Visited_20_Internet_20_Link">https://www.youtube.com/channel/UC8k7fvg4mjuSZRlZOePZy8Q/videos</text:a></text:p>
      <text:p text:style-name="Standard"/>
      <text:p text:style-name="Standard"/>
      <text:h text:style-name="Heading_20_1" text:outline-level="1">Computationnal linguistic</text:h>
      <text:p text:style-name="Standard"><text:a xlink:type="simple" xlink:href="https://www.youtube.com/channel/UCYi8kr_4pmGdK0CJW4ftI_g/playlists" text:style-name="Internet_20_link" text:visited-style-name="Visited_20_Internet_20_Link">https://www.youtube.com/channel/UCYi8kr_4pmGdK0CJW4ftI_g/playlists</text:a></text:p>
      <text:p text:style-name="Standard">Anglais très moyen, mais bon contenu</text:p>
      <text:p text:style-name="Standard"/>
      <text:p text:style-name="Standard"/>
      <text:h text:style-name="Heading_20_1" text:outline-level="1">PySource : OpenCv</text:h>
      <text:p text:style-name="Standard"><text:a xlink:type="simple" xlink:href="https://www.youtube.com/channel/UC5hHNks012Ca2o_MPLRUuJw/playlists" text:style-name="Internet_20_link" text:visited-style-name="Visited_20_Internet_20_Link">https://www.youtube.com/channel/UC5hHNks012Ca2o_MPLRUuJw/playlists</text:a></text:p>
      <text:p text:style-name="Standard"/>
      <text:h text:style-name="Heading_20_1" text:outline-level="1">Murtaza's workshop Robotic's and AI</text:h>
      <text:p text:style-name="Standard"><text:a xlink:type="simple" xlink:href="https://www.youtube.com/watch?v=nnH55-zD38I" text:style-name="Internet_20_link" text:visited-style-name="Visited_20_Internet_20_Link">https://www.youtube.com/watch?v=nnH55-zD38I</text:a></text:p>
      <text:p text:style-name="Standard">C'est de Murtaza's workshop Robotic's and AI. C'est très claire, en anglais compréhensible.</text:p>
      <text:p text:style-name="Standard"/>
      <text:p text:style-name="Standard">Son site internet. Balaise le gars</text:p>
      <text:p text:style-name="Standard"><text:a xlink:type="simple" xlink:href="https://www.computervision.zone/" text:style-name="Internet_20_link" text:visited-style-name="Visited_20_Internet_20_Link">https://www.computervision.zone/</text:a></text:p>
      <text:p text:style-name="Standard"/>
      <text:h text:style-name="Heading_20_1" text:outline-level="1">J.A DATATECH CONSULTING</text:h>
      <text:p text:style-name="Standard"><text:a xlink:type="simple" xlink:href="https://www.youtube.com/c/JADATATECHCONSULTING/playlists" text:style-name="Internet_20_link" text:visited-style-name="Visited_20_Internet_20_Link">https://www.youtube.com/c/JADATATECHCONSULTING/playlists</text:a></text:p>
      <text:p text:style-name="Standard"/>
      <text:p text:style-name="Standard">Voir notamment la série sur le scoring sauf que c'est sous R.</text:p>
      <text:p text:style-name="Standard"><text:soft-page-break/></text:p>
      <text:h text:style-name="Heading_20_1" text:outline-level="1">Misra Turp</text:h>
      <text:p text:style-name="Standard">Youtube : <text:a xlink:type="simple" xlink:href="https://www.youtube.com/c/Soyouwanttobeadatascientist/videos" text:style-name="Internet_20_link" text:visited-style-name="Visited_20_Internet_20_Link">https://www.youtube.com/c/Soyouwanttobeadatascientist/videos</text:a></text:p>
      <text:p text:style-name="Standard"/>
      <text:p text:style-name="Standard">Et son blog ++ : <text:a xlink:type="simple" xlink:href="https://www.soyouwanttobeadatascientist.com/post/create-a-web-app-for-your-data-science-project-in-under-an-hour" text:style-name="Internet_20_link" text:visited-style-name="Visited_20_Internet_20_Link">https://www.soyouwanttobeadatascientist.com/post/create-a-web-app-for-your-data-science-project-in-under-an-hour</text:a></text:p>
      <text:p text:style-name="Standard"/>
      <text:p text:style-name="Standard"/>
      <text:p text:style-name="P1">Algorithmes génétiques</text:p>
      <text:p text:style-name="Standard">Vidéo intéressante en anglais de Steve Brunton</text:p>
      <text:p text:style-name="Standard"><text:a xlink:type="simple" xlink:href="https://www.youtube.com/watch?v=HKJB0Bjo6tQ" text:style-name="Internet_20_link" text:visited-style-name="Visited_20_Internet_20_Link">https://www.youtube.com/watch?v=HKJB0Bjo6tQ</text:a></text:p>
      <text:p text:style-name="Standard">Toute sa chaîne semble intéressante (voici ses playlist, il a de l'humour)</text:p>
      <text:p text:style-name="Standard"><text:a xlink:type="simple" xlink:href="https://www.youtube.com/c/Eigensteve/playlists" text:style-name="Internet_20_link" text:visited-style-name="Visited_20_Internet_20_Link">https://www.youtube.com/c/Eigensteve/playlists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2T16:02:54.20</meta:creation-date>
    <dc:date>2022-02-05T15:07:12.57</dc:date>
    <meta:editing-duration>P11DT11H16M46S</meta:editing-duration>
    <meta:editing-cycles>134</meta:editing-cycles>
    <meta:generator>OpenOffice/4.1.9$Win32 OpenOffice.org_project/419m1$Build-9805</meta:generator>
    <meta:document-statistic meta:table-count="0" meta:image-count="0" meta:object-count="0" meta:page-count="3" meta:paragraph-count="60" meta:word-count="267" meta:character-count="2595"/>
  </office:meta>
</office:document-meta>
</file>